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PG Courier GPL&amp;GNU" svg:font-family="'BPG Courier GPL&amp;GNU'" style:font-adornments="Italic" style:font-pitch="fixed"/>
    <style:font-face style:name="BPG Courier S GPL&amp;GNU" svg:font-family="'BPG Courier S GPL&amp;GNU'" style:font-adornments="Regular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L1">
      <style:text-properties officeooo:paragraph-rsid="000791b4"/>
    </style:style>
    <style:style style:name="P4" style:family="paragraph" style:parent-style-name="Standard">
      <style:text-properties officeooo:paragraph-rsid="000791b4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paragraph-rsid="000791b4"/>
    </style:style>
    <style:style style:name="P7" style:family="paragraph" style:parent-style-name="Standard" style:list-style-name="L3">
      <style:text-properties officeooo:paragraph-rsid="000791b4"/>
    </style:style>
    <style:style style:name="T1" style:family="text">
      <style:text-properties officeooo:rsid="0009ade0"/>
    </style:style>
    <style:style style:name="T2" style:family="text">
      <style:text-properties officeooo:rsid="000791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bullet text:level="2" text:style-name="Bullet_20_Symbols" loext:num-list-format="%2%" text:bullet-char="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/>
      </text:list-level-style-bullet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Landing Page Structure Proposal</text:p>
      <text:p text:style-name="Standard"/>
      <text:p text:style-name="P1">Prepared for <text:span text:style-name="T1">EGGSTER</text:span> Equipment Revitalization Project</text:p>
      <text:p text:style-name="Standard"/>
      <text:p text:style-name="Standard"/>
      <text:h text:style-name="P2" text:outline-level="1">Objective</text:h>
      <text:p text:style-name="Standard"/>
      <text:p text:style-name="Standard">This landing page aims to present the company's poultry and mushroom farming equipment in a professional, clear, and modern manner. It will help improve visibility, attract leads, and convey the brand's credibility and quality.</text:p>
      <text:p text:style-name="Standard"/>
      <text:p text:style-name="Standard">The structure proposed here is designed to be straightforward and user-focused, encouraging visitors to learn about the products and quickly initiate contact.</text:p>
      <text:p text:style-name="Standard"/>
      <text:h text:style-name="Heading_20_1" text:outline-level="1"><text:span text:style-name="T2">L</text:span>anding Page Sections</text:h>
      <text:list text:style-name="L1">
        <text:list-item>
          <text:p text:style-name="P3">Hero Section (Top Banner)</text:p>
          <text:list>
            <text:list-item>
              <text:p text:style-name="P3">Headline: Clear and strong statement about the company's offering (e.g., "Revolutionize Your Poultry and Mushroom Production!")</text:p>
            </text:list-item>
            <text:list-item>
              <text:p text:style-name="P3">Subheadline: Short supporting statement emphasizing local production, quality, and service.</text:p>
            </text:list-item>
            <text:list-item>
              <text:p text:style-name="P3">Primary Call-to-Action (CTA): "View Our Machines" or "Request a Quote"</text:p>
            </text:list-item>
            <text:list-item>
              <text:p text:style-name="P3">Background: High-quality image or video showcasing equipment in action.</text:p>
            </text:list-item>
          </text:list>
        </text:list-item>
        <text:list-item>
          <text:p text:style-name="P3">About Us (Company Overview)</text:p>
          <text:list>
            <text:list-item>
              <text:p text:style-name="P3">Short Introduction: 2-3 sentences about the company history, values, and expertise.</text:p>
            </text:list-item>
            <text:list-item>
              <text:p text:style-name="P3">Key Achievements:</text:p>
              <text:list>
                <text:list-item>
                  <text:p text:style-name="P3">Local manufacturing</text:p>
                </text:list-item>
                <text:list-item>
                  <text:p text:style-name="P3">High material quality</text:p>
                </text:list-item>
                <text:list-item>
                  <text:p text:style-name="P3">Proven performance in the field</text:p>
                </text:list-item>
              </text:list>
            </text:list-item>
            <text:list-item>
              <text:p text:style-name="P3">Optional Badges: Icons highlighting "10+ Years Experience," "Made in Algeria," "High Hatch Rate," etc.</text:p>
            </text:list-item>
          </text:list>
        </text:list-item>
        <text:list-item>
          <text:p text:style-name="P3">Product Catalog Preview</text:p>
          <text:list>
            <text:list-item>
              <text:p text:style-name="P3">Title: "Our Equipment"</text:p>
            </text:list-item>
            <text:list-item>
              <text:p text:style-name="P3">Categories:</text:p>
              <text:list>
                <text:list-item>
                  <text:p text:style-name="P3">Poultry Hatchery Equipment</text:p>
                </text:list-item>
                <text:list-item>
                  <text:p text:style-name="P3">Mushroom Farming Systems</text:p>
                </text:list-item>
              </text:list>
            </text:list-item>
            <text:list-item>
              <text:p text:style-name="P3">Product Cards:</text:p>
              <text:list>
                <text:list-item>
                  <text:p text:style-name="P3">Image</text:p>
                </text:list-item>
                <text:list-item>
                  <text:p text:style-name="P3">Product Name</text:p>
                </text:list-item>
                <text:list-item>
                  <text:p text:style-name="P3">2-3 Key Features</text:p>
                </text:list-item>
                <text:list-item>
                  <text:p text:style-name="P3">"Request More Info" or "Download Specs" button</text:p>
                </text:list-item>
              </text:list>
            </text:list-item>
          </text:list>
        </text:list-item>
      </text:list>
      <text:p text:style-name="P4"><text:soft-page-break/></text:p>
      <text:list text:continue-numbering="true" text:style-name="L1">
        <text:list-item>
          <text:p text:style-name="P3">Why Choose Us</text:p>
          <text:list>
            <text:list-item>
              <text:p text:style-name="P3">Section Title: "Why Work With Us"</text:p>
            </text:list-item>
            <text:list-item>
              <text:p text:style-name="P3">Bullet Points:</text:p>
              <text:list>
                <text:list-item>
                  <text:p text:style-name="P3">Superior materials and finishing</text:p>
                </text:list-item>
                <text:list-item>
                  <text:p text:style-name="P3">Custom-built solutions</text:p>
                </text:list-item>
                <text:list-item>
                  <text:p text:style-name="P3">Local service and installation</text:p>
                </text:list-item>
                <text:list-item>
                  <text:p text:style-name="P3">Post-sale support options</text:p>
                </text:list-item>
                <text:list-item>
                  <text:p text:style-name="P3">Trusted by Algerian farmers and agri-entrepreneurs</text:p>
                </text:list-item>
              </text:list>
            </text:list-item>
          </text:list>
        </text:list-item>
        <text:list-item>
          <text:p text:style-name="P3">Testimonials (Client Feedback)</text:p>
          <text:list>
            <text:list-item>
              <text:p text:style-name="P3">Short quotes from satisfied customers (or placeholder text if testimonials are still being collected).</text:p>
            </text:list-item>
            <text:list-item>
              <text:p text:style-name="P3">Photos or logos if available.</text:p>
            </text:list-item>
          </text:list>
        </text:list-item>
        <text:list-item>
          <text:p text:style-name="P3">Contact Us / Request a Quote</text:p>
          <text:list>
            <text:list-item>
              <text:p text:style-name="P3">Simple Contact Form:</text:p>
              <text:list>
                <text:list-item>
                  <text:p text:style-name="P3">Name</text:p>
                </text:list-item>
                <text:list-item>
                  <text:p text:style-name="P3">Phone Number</text:p>
                </text:list-item>
                <text:list-item>
                  <text:p text:style-name="P3">Email</text:p>
                </text:list-item>
                <text:list-item>
                  <text:p text:style-name="P3">Select Products of Interest (Dropdown: Hatchery Equipment / Mushroom Systems / Both)</text:p>
                </text:list-item>
                <text:list-item>
                  <text:p text:style-name="P3">Message box for additional comments</text:p>
                </text:list-item>
              </text:list>
            </text:list-item>
            <text:list-item>
              <text:p text:style-name="P3">Submit Button: "Request a Quote"</text:p>
            </text:list-item>
          </text:list>
        </text:list-item>
        <text:list-item>
          <text:p text:style-name="P3">Footer</text:p>
          <text:list>
            <text:list-item>
              <text:p text:style-name="P3">Company Legal Information:</text:p>
              <text:list>
                <text:list-item>
                  <text:p text:style-name="P3">Company Name</text:p>
                </text:list-item>
                <text:list-item>
                  <text:p text:style-name="P3">RC, NIF numbers</text:p>
                </text:list-item>
              </text:list>
            </text:list-item>
            <text:list-item>
              <text:p text:style-name="P3">Quick Links:</text:p>
              <text:list>
                <text:list-item>
                  <text:p text:style-name="P3">About Us</text:p>
                </text:list-item>
                <text:list-item>
                  <text:p text:style-name="P3">Products</text:p>
                </text:list-item>
                <text:list-item>
                  <text:p text:style-name="P3">Contact</text:p>
                </text:list-item>
              </text:list>
            </text:list-item>
            <text:list-item>
              <text:p text:style-name="P3">Social Media Links: Facebook, Instagram (future TikTok/Youtube optional)</text:p>
            </text:list-item>
            <text:list-item>
              <text:p text:style-name="P3">Hosting Credits:Powered by <text:span text:style-name="T2">Excellist</text:span>)</text:p>
            </text:list-item>
          </text:list>
        </text:list-item>
      </text:list>
      <text:h text:style-name="Heading_20_1" text:outline-level="1">Visual Style and Tone</text:h>
      <text:list text:style-name="L2">
        <text:list-item>
          <text:p text:style-name="P5">Clean, modern layout with emphasis on product visuals.</text:p>
        </text:list-item>
        <text:list-item>
          <text:p text:style-name="P6">Local, authentic branding tone to build trust.</text:p>
        </text:list-item>
        <text:list-item>
          <text:p text:style-name="P6">Mobile-friendly responsive design.</text:p>
        </text:list-item>
        <text:list-item>
          <text:p text:style-name="P6">Fast loading times with optimized images.</text:p>
        </text:list-item>
      </text:list>
      <text:h text:style-name="P2" text:outline-level="1">Next Steps</text:h>
      <text:list text:style-name="L3">
        <text:list-item>
          <text:p text:style-name="P7">Client review and feedback on proposed structure.</text:p>
        </text:list-item>
        <text:list-item>
          <text:p text:style-name="P7">Finalization of written content (headlines, about us text, product descriptions).</text:p>
        </text:list-item>
        <text:list-item>
          <text:p text:style-name="P7">Collection of high-quality images for products and installations.</text:p>
        </text:list-item>
        <text:list-item>
          <text:p text:style-name="P7">Approval to proceed to the design and development phas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PG Courier GPL&amp;GNU" svg:font-family="'BPG Courier GPL&amp;GNU'" style:font-adornments="Italic" style:font-pitch="fixed"/>
    <style:font-face style:name="BPG Courier S GPL&amp;GNU" svg:font-family="'BPG Courier S GPL&amp;GNU'" style:font-adornments="Regular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PG Courier S GPL&amp;GNU" fo:font-family="'BPG Courier S GPL&amp;GNU'" style:font-style-name="Regular" style:font-pitch="fixed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BPG Courier S GPL&amp;GNU" fo:font-family="'BPG Courier S GPL&amp;GNU'" style:font-style-name="Regular" style:font-pitch="fixe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PG Courier GPL&amp;GNU" fo:font-family="'BPG Courier GPL&amp;GNU'" style:font-style-name="Italic" style:font-pitch="fixed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0791b4"/>
    </style:style>
    <style:style style:name="MT1" style:family="text">
      <style:text-properties officeooo:rsid="000791b4"/>
    </style:style>
    <style:style style:name="MT2" style:family="text">
      <style:text-properties style:text-position="super 58%" officeooo:rsid="000791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ate: <text:span text:style-name="MT1">27</text:span><text:span text:style-name="MT2">th</text:span><text:span text:style-name="MT1"> </text:span>April 2025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21:44:36.366662922</meta:creation-date>
    <meta:generator>LibreOffice/25.2.3.1$Linux_X86_64 LibreOffice_project/520$Build-1</meta:generator>
    <meta:editing-duration>PT22M22S</meta:editing-duration>
    <meta:editing-cycles>4</meta:editing-cycles>
    <dc:title>default enhanced</dc:title>
    <dc:date>2025-04-27T22:06:58.584686500</dc:date>
    <meta:print-date>2025-04-27T21:55:56.517237827</meta:print-date>
    <meta:printed-by>PDF files</meta:printed-by>
    <meta:document-statistic meta:table-count="0" meta:image-count="0" meta:object-count="0" meta:page-count="4" meta:paragraph-count="68" meta:word-count="429" meta:character-count="2729" meta:non-whitespace-character-count="2427"/>
    <meta:template xlink:type="simple" xlink:actuate="onRequest" xlink:title="default enhanced" xlink:href="../../../../../../../home/takieddine/Templates/default%20enhanced.ott" meta:date="2025-04-27T21:44:35.833148302"/>
  </office:meta>
</office:document-meta>
</file>